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c5e57" officeooo:paragraph-rsid="000c5e57"/>
    </style:style>
    <style:style style:name="P2" style:family="paragraph" style:parent-style-name="Standard">
      <style:text-properties officeooo:paragraph-rsid="000c5e57"/>
    </style:style>
    <style:style style:name="P3" style:family="paragraph" style:parent-style-name="Standard">
      <style:text-properties officeooo:rsid="00104f28" officeooo:paragraph-rsid="00104f28"/>
    </style:style>
    <style:style style:name="P4" style:family="paragraph" style:parent-style-name="Text_20_body">
      <style:text-properties officeooo:paragraph-rsid="00109cb4"/>
    </style:style>
    <style:style style:name="P5" style:family="paragraph" style:parent-style-name="Text_20_body">
      <style:text-properties officeooo:rsid="00104f28" officeooo:paragraph-rsid="00109cb4"/>
    </style:style>
    <style:style style:name="P6" style:family="paragraph" style:parent-style-name="Text_20_body">
      <style:text-properties officeooo:paragraph-rsid="0011a4e4"/>
    </style:style>
    <style:style style:name="P7" style:family="paragraph" style:parent-style-name="Preformatted_20_Text">
      <style:text-properties officeooo:rsid="000c5e57" officeooo:paragraph-rsid="000c5e57"/>
    </style:style>
    <style:style style:name="P8" style:family="paragraph" style:parent-style-name="Preformatted_20_Text">
      <style:text-properties officeooo:rsid="00104f28" officeooo:paragraph-rsid="00104f28"/>
    </style:style>
    <style:style style:name="P9" style:family="paragraph" style:parent-style-name="Preformatted_20_Text">
      <style:text-properties officeooo:rsid="00104f28" officeooo:paragraph-rsid="00109cb4"/>
    </style:style>
    <style:style style:name="P10" style:family="paragraph" style:parent-style-name="Preformatted_20_Text">
      <style:text-properties officeooo:paragraph-rsid="00109cb4"/>
    </style:style>
    <style:style style:name="P11" style:family="paragraph" style:parent-style-name="Preformatted_20_Text">
      <style:paragraph-properties fo:margin-top="0in" fo:margin-bottom="0.1965in" loext:contextual-spacing="false"/>
    </style:style>
    <style:style style:name="P12" style:family="paragraph" style:parent-style-name="Text_20_body">
      <style:text-properties officeooo:paragraph-rsid="0017df6e"/>
    </style:style>
    <style:style style:name="T1" style:family="text">
      <style:text-properties officeooo:rsid="000c5e57"/>
    </style:style>
    <style:style style:name="T2" style:family="text">
      <style:text-properties officeooo:rsid="000e9966"/>
    </style:style>
    <style:style style:name="T3" style:family="text">
      <style:text-properties officeooo:rsid="00109cb4"/>
    </style:style>
    <style:style style:name="T4" style:family="text">
      <style:text-properties fo:font-style="italic" officeooo:rsid="00109cb4" style:font-style-asian="italic" style:font-style-complex="italic"/>
    </style:style>
    <style:style style:name="T5" style:family="text">
      <style:text-properties fo:font-style="italic" officeooo:rsid="0015a112" style:font-style-asian="italic" style:font-style-complex="italic"/>
    </style:style>
    <style:style style:name="T6" style:family="text">
      <style:text-properties fo:font-style="italic" officeooo:rsid="00191109" style:font-style-asian="italic" style:font-style-complex="italic"/>
    </style:style>
    <style:style style:name="T7" style:family="text">
      <style:text-properties officeooo:rsid="0011a4e4"/>
    </style:style>
    <style:style style:name="T8" style:family="text">
      <style:text-properties officeooo:rsid="0014035d"/>
    </style:style>
    <style:style style:name="T9" style:family="text">
      <style:text-properties officeooo:rsid="0015a112"/>
    </style:style>
    <style:style style:name="T10" style:family="text">
      <style:text-properties officeooo:rsid="001687ef"/>
    </style:style>
    <style:style style:name="T11" style:family="text">
      <style:text-properties officeooo:rsid="0017df6e"/>
    </style:style>
    <style:style style:name="T12" style:family="text">
      <style:text-properties officeooo:rsid="0019110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SIBLE </text:p>
      <text:p text:style-name="P1"/>
      <text:p text:style-name="P1"><text:s/>Ansible is an open source automation tool. Ansible Tower is a visualized interface for Ansible.</text:p>
      <text:p text:style-name="P2"><text:span text:style-name="T1">Ansible is agentless, meaning no additional software is needed unlike Zabbix which has you installing client software to be able to communicate and hosts can only be accessed through SSH, which makes it more secure than the other. </text:span>This means that any computer that you can administer through SSH, you can also administer through Ansible. <text:span text:style-name="T2">Ansible configurations are mainly written in YAML format since it’s more popular.</text:span></text:p>
      <text:p text:style-name="P1"/>
      <text:p text:style-name="P1"/>
      <text:p text:style-name="P7"><text:span text:style-name="Source_20_Text">sudo apt update</text:span></text:p>
      <text:p text:style-name="P11"><text:span text:style-name="Source_20_Text">sudo apt install software-properties-common</text:span></text:p>
      <text:p text:style-name="P7"><text:span text:style-name="Source_20_Text">sudo apt-add-repository ppa:ansible/ansible</text:span></text:p>
      <text:p text:style-name="P1"/>
      <text:p text:style-name="P7"><text:span text:style-name="Source_20_Text">sudo apt update</text:span></text:p>
      <text:p text:style-name="P7"><text:span text:style-name="Source_20_Text">sudo apt install ansible</text:span></text:p>
      <text:p text:style-name="P1"/>
      <text:p text:style-name="P3">Get the output of </text:p>
      <text:p text:style-name="P3"/>
      <text:p text:style-name="P8"><text:span text:style-name="Source_20_Text">cat ~/.ssh/id_rsa.pub</text:span></text:p>
      <text:p text:style-name="P3"/>
      <text:p text:style-name="P3"/>
      <text:p text:style-name="P3">Then copy the output using: <text:span text:style-name="T9">~ here is for our home directory for my case /</text:span><text:span text:style-name="T5">home/isken</text:span></text:p>
      <text:p text:style-name="P3"/>
      <text:p text:style-name="P8">ssh-copy-id -i ~/.ssh/id_rsa.pub ssh_user@192.168.56.101</text:p>
      <text:p text:style-name="P3"/>
      <text:p text:style-name="P3">If you are using ssh keys to connect to your vm you should go manually and copy since you can’t connect the instance without the key.</text:p>
      <text:p text:style-name="P3"/>
      <text:p text:style-name="P3">For ssh connection with key.</text:p>
      <text:p text:style-name="P3">Copy the file into</text:p>
      <text:p text:style-name="P3"/>
      <text:p text:style-name="P8"><text:span text:style-name="Source_20_Text">nano ~/.ssh/authorized_keys</text:span></text:p>
      <text:p text:style-name="P8"><text:span text:style-name="Source_20_Text"/></text:p>
      <text:p text:style-name="Text_20_body"><text:span text:style-name="Source_20_Text">Go into Ansible hosts file and present you IP addresses.</text:span></text:p>
      <text:p text:style-name="P8"><text:span text:style-name="Source_20_Text"/></text:p>
      <text:p text:style-name="P8"><text:span text:style-name="Source_20_Text">sudo nano /etc/ansible/hosts</text:span></text:p>
      <text:p text:style-name="P8"><text:span text:style-name="Source_20_Text"/></text:p>
      <text:p text:style-name="Text_20_body"><text:span text:style-name="Source_20_Text">inside the file:</text:span></text:p>
      <text:p text:style-name="P8"><text:span text:style-name="Source_20_Text"/></text:p>
      <text:p text:style-name="P8"><text:span text:style-name="Source_20_Text">gentoo ansible_</text:span><text:span text:style-name="Source_20_Text"><text:span text:style-name="T10">ssh_</text:span></text:span><text:span text:style-name="Source_20_Text">host=your_server_ip</text:span></text:p>
      <text:p text:style-name="P8"><text:span text:style-name="Source_20_Text">amazonaws ansible_</text:span><text:span text:style-name="Source_20_Text"><text:span text:style-name="T10">ssh_</text:span></text:span><text:span text:style-name="Source_20_Text">host=your_server_ip</text:span></text:p>
      <text:p text:style-name="P8"><text:span text:style-name="Source_20_Text"/></text:p>
      <text:p text:style-name="P8"><text:span text:style-name="Source_20_Text"/></text:p>
      <text:p text:style-name="Text_20_body"><text:span text:style-name="Source_20_Text">The syntax was ansible_host but after ansible 2.0 it is changed into ansible_ssh_host.</text:span></text:p>
      <text:p text:style-name="Text_20_body"><text:span text:style-name="Source_20_Text"/></text:p>
      <text:p text:style-name="P8"><text:span text:style-name="Source_20_Text">sudo mkdir /etc/ansible/host_vars</text:span></text:p>
      <text:p text:style-name="P8"><text:span text:style-name="Source_20_Text"/></text:p>
      <text:p text:style-name="P4"><text:span text:style-name="Source_20_Text"><text:span text:style-name="T3">Go into:</text:span></text:span></text:p>
      <text:p text:style-name="Preformatted_20_Text"><text:span text:style-name="Source_20_Text"><text:span text:style-name="T3">sudo nano </text:span></text:span><text:span text:style-name="Source_20_Text"><text:span text:style-name="T4">etc/ansible/host_vars/amazonaws</text:span></text:span></text:p>
      <text:p text:style-name="Preformatted_20_Text"><text:span text:style-name="Source_20_Text"><text:span text:style-name="T4"/></text:span></text:p>
      <text:p text:style-name="Preformatted_20_Text"><text:soft-page-break/><text:span text:style-name="Source_20_Text">---</text:span></text:p>
      <text:p text:style-name="Preformatted_20_Text"><text:span text:style-name="Source_20_Text">ansible_ssh_port: 22</text:span></text:p>
      <text:p text:style-name="Preformatted_20_Text"><text:span text:style-name="Source_20_Text">ansible_ssh_user: ubuntu</text:span></text:p>
      <text:p text:style-name="Preformatted_20_Text"><text:span text:style-name="Source_20_Text">ansible_ssh_private_key_file: /home/isken/Downloads/zabbixkey.pem</text:span></text:p>
      <text:p text:style-name="P4"><text:span text:style-name="Source_20_Text"><text:span text:style-name="T4"/></text:span></text:p>
      <text:p text:style-name="P4"><text:span text:style-name="Source_20_Text"><text:span text:style-name="T4">‘---’ is because the file is YAML.</text:span></text:span></text:p>
      <text:p text:style-name="P4"><text:span text:style-name="Source_20_Text"><text:span text:style-name="T4"/></text:span></text:p>
      <text:p text:style-name="P8"><text:span text:style-name="Source_20_Text"/></text:p>
      <text:p text:style-name="Preformatted_20_Text"><text:span text:style-name="Source_20_Text"><text:span text:style-name="T3">sudo nano </text:span></text:span><text:span text:style-name="Source_20_Text"><text:span text:style-name="T4">etc/ansible/host_vars/gentoo</text:span></text:span></text:p>
      <text:p text:style-name="P5"><text:span text:style-name="Source_20_Text"><text:span text:style-name="T4"/></text:span></text:p>
      <text:p text:style-name="Preformatted_20_Text"><text:span text:style-name="Source_20_Text">---</text:span></text:p>
      <text:p text:style-name="Preformatted_20_Text"><text:span text:style-name="Source_20_Text">ansible_ssh_user: root</text:span></text:p>
      <text:p text:style-name="Text_20_body"><text:span text:style-name="Source_20_Text"/></text:p>
      <text:p text:style-name="Text_20_body"><text:span text:style-name="Source_20_Text"/></text:p>
      <text:p text:style-name="P4"><text:span text:style-name="Source_20_Text"><text:span text:style-name="T3">then test with</text:span></text:span></text:p>
      <text:p text:style-name="P4"><text:span text:style-name="Source_20_Text"/></text:p>
      <text:p text:style-name="P10"><text:span text:style-name="Source_20_Text">ansible -m ping all</text:span></text:p>
      <text:p text:style-name="P4"><text:span text:style-name="Source_20_Text"/></text:p>
      <text:p text:style-name="P6"><text:span text:style-name="Source_20_Text"><text:span text:style-name="T7">Example: Install and start nginx on client server</text:span></text:span></text:p>
      <text:p text:style-name="P6"><text:span text:style-name="Source_20_Text"/></text:p>
      <text:p text:style-name="P6"><text:span text:style-name="Source_20_Text"><text:span text:style-name="T7">create a YAML file </text:span></text:span></text:p>
      <text:p text:style-name="Preformatted_20_Text"><text:span text:style-name="Source_20_Text">sudo mkdir nginx.yaml</text:span></text:p>
      <text:p text:style-name="Preformatted_20_Text"><text:span text:style-name="Source_20_Text"/></text:p>
      <text:p text:style-name="Text_20_body"><text:span text:style-name="Source_20_Text">Inside the YAML add:</text:span></text:p>
      <text:p text:style-name="Text_20_body"><text:span text:style-name="Source_20_Text"/></text:p>
      <text:p text:style-name="Text_20_body"><text:span text:style-name="Source_20_Text"/></text:p>
      <text:p text:style-name="Preformatted_20_Text"><text:span text:style-name="Source_20_Text">---</text:span></text:p>
      <text:p text:style-name="Preformatted_20_Text"><text:span text:style-name="Source_20_Text"><text:s/>- hosts: a</text:span><text:span text:style-name="Source_20_Text"><text:span text:style-name="T8">mazona</text:span></text:span><text:span text:style-name="Source_20_Text">ws</text:span></text:p>
      <text:p text:style-name="Preformatted_20_Text"><text:span text:style-name="Source_20_Text"><text:s text:c="3"/>tasks:</text:span></text:p>
      <text:p text:style-name="Preformatted_20_Text"><text:span text:style-name="Source_20_Text"><text:s text:c="5"/>- name: ensure nginx is at the latest version</text:span></text:p>
      <text:p text:style-name="Preformatted_20_Text"><text:span text:style-name="Source_20_Text"><text:s text:c="7"/>apt: name=nginx</text:span></text:p>
      <text:p text:style-name="Preformatted_20_Text"><text:span text:style-name="Source_20_Text"><text:s text:c="5"/>- name: start </text:span><text:span text:style-name="Source_20_Text"><text:span text:style-name="T7">nginx</text:span></text:span></text:p>
      <text:p text:style-name="Preformatted_20_Text"><text:span text:style-name="Source_20_Text"><text:s text:c="7"/>service:</text:span></text:p>
      <text:p text:style-name="Preformatted_20_Text"><text:span text:style-name="Source_20_Text"><text:s text:c="11"/>name: nginx</text:span></text:p>
      <text:p text:style-name="Preformatted_20_Text"><text:span text:style-name="Source_20_Text"><text:s text:c="11"/>state: started</text:span></text:p>
      <text:p text:style-name="Preformatted_20_Text"><text:span text:style-name="Source_20_Text"/></text:p>
      <text:p text:style-name="Text_20_body"><text:span text:style-name="Source_20_Text">To run the file</text:span></text:p>
      <text:p text:style-name="Preformatted_20_Text"><text:span text:style-name="Source_20_Text">ansible-playbook nginx.yaml -b</text:span></text:p>
      <text:p text:style-name="P6"><text:span text:style-name="Source_20_Text"/></text:p>
      <text:p text:style-name="P6"><text:span text:style-name="Source_20_Text">‘-</text:span><text:span text:style-name="Source_20_Text"><text:span text:style-name="T7">b’ option forces the client server to run as root.</text:span></text:span></text:p>
      <text:p text:style-name="Text_20_body"><text:span text:style-name="Source_20_Text"/></text:p>
      <text:p text:style-name="Preformatted_20_Text"><text:span text:style-name="Source_20_Text"/></text:p>
      <text:p text:style-name="Text_20_body"><text:span text:style-name="Source_20_Text"/></text:p>
      <text:p text:style-name="P12"><text:span text:style-name="Source_20_Text"><text:span text:style-name="T11">Troubleshooting:</text:span></text:span></text:p>
      <text:p text:style-name="P12"><text:soft-page-break/><text:span text:style-name="Source_20_Text">- </text:span><text:span text:style-name="Source_20_Text"><text:span text:style-name="T11">If you get connection refused (publickey) error make sure you add the public key to the CORRECT<text:tab/>user that you will be connecting to.</text:span></text:span></text:p>
      <text:p text:style-name="P12"><text:span text:style-name="Source_20_Text">- </text:span><text:span text:style-name="Source_20_Text"><text:span text:style-name="T11">If you are connecting with a password make sure the destination host has one set up.</text:span></text:span></text:p>
      <text:p text:style-name="P12"><text:span text:style-name="Source_20_Text">- </text:span><text:span text:style-name="Source_20_Text"><text:span text:style-name="T12">sometimes changing remote_host in ansible.cfg to </text:span></text:span><text:span text:style-name="Source_20_Text"><text:span text:style-name="T6">/tmp/.ansible-{USER}/tmp can solve some problems.</text:span></text:span></text:p>
      <text:p text:style-name="P8"><text:span text:style-name="Source_20_Text"/></text:p>
      <text:p text:style-name="P8"><text:span text:style-name="Source_20_Text"/></text:p>
      <text:p text:style-name="P9"><text:span text:style-name="Source_20_Text"/></text:p>
      <text:p text:style-name="P8"><text:span text:style-name="Source_20_Text"/></text:p>
      <text:p text:style-name="P9"><text:span text:style-name="Source_20_Text"/></text:p>
      <text:p text:style-name="P8"><text:span text:style-name="Source_20_Text"/></text:p>
      <text:p text:style-name="P8"><text:span text:style-name="Source_20_Text"/></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0T16:01:44.118104614</meta:creation-date>
    <dc:date>2019-08-22T11:28:24.816378104</dc:date>
    <meta:editing-duration>PT2H59M52S</meta:editing-duration>
    <meta:editing-cycles>13</meta:editing-cycles>
    <meta:generator>LibreOffice/6.0.7.3$Linux_X86_64 LibreOffice_project/00m0$Build-3</meta:generator>
    <meta:document-statistic meta:table-count="0" meta:image-count="0" meta:object-count="0" meta:page-count="3" meta:paragraph-count="55" meta:word-count="348" meta:character-count="2368" meta:non-whitespace-character-count="2022"/>
  </office:meta>
</office:document-meta>
</file>